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8D35C2E06924115B.png" manifest:media-type="image/png"/>
  <manifest:file-entry manifest:full-path="Pictures/100002010000003700000040C2441B899FFDC76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653f0c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6944ee" officeooo:paragraph-rsid="006944ee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Footer">
      <style:text-properties fo:font-size="2pt" style:font-size-asian="1.75pt" style:font-size-complex="2pt"/>
    </style:style>
    <style:style style:name="P36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7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38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39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40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4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51c3" style:font-size-asian="14pt" style:font-size-complex="14pt"/>
    </style:style>
    <style:style style:name="P4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4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46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47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8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4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851c3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4e65f5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653f0c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653f0c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70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71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8a6d2" style:font-size-asian="14pt" style:font-size-complex="14pt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653f0c" style:font-size-asian="14pt" style:font-size-complex="14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6944ee" style:font-size-asian="14pt" style:font-size-complex="14pt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3f6e1" style:font-size-asian="14pt" style:font-weight-asian="bold" style:font-size-complex="14pt" style:font-weight-complex="bold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4a54be" officeooo:paragraph-rsid="004643b3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4e65f5" officeooo:paragraph-rsid="004e65f5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58a6d2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5757a0" officeooo:paragraph-rsid="005757a0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9adc3" officeooo:paragraph-rsid="0053f6e1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1098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82e61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4b8421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0f56e" officeooo:paragraph-rsid="006a94f7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d4d6c" officeooo:paragraph-rsid="006bb808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96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97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9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7a1f7d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0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08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09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10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11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85e666" style:font-size-asian="14pt" style:font-size-complex="14pt"/>
    </style:style>
    <style:style style:name="P112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1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6944ee" officeooo:paragraph-rsid="005757a0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0c9ad" officeooo:paragraph-rsid="0080c9ad" style:font-size-asian="14pt" style:font-weight-asian="bold" style:font-size-complex="14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5e666" officeooo:paragraph-rsid="0085e666" style:font-size-asian="14pt" style:font-weight-asian="bold" style:font-size-complex="14pt" style:font-weight-complex="bold"/>
    </style:style>
    <style:style style:name="P118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19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71af4d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7a1f7d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847a46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87921e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653f0c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3d798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4e65d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715b1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bd187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ca4cb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ed98a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6944ee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85e666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82d3df" officeooo:paragraph-rsid="0082d3df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4e65f5" style:font-size-asian="14pt" style:font-weight-asian="bold" style:font-size-complex="14pt" style:font-weight-complex="bold"/>
    </style:style>
    <style:style style:name="P1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7305ca" style:font-size-asian="14pt" style:font-weight-asian="bold" style:font-size-complex="14pt" style:font-weight-complex="bold"/>
    </style:style>
    <style:style style:name="P1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653f0c" officeooo:paragraph-rsid="007ca4cb" style:font-size-asian="14pt" style:font-weight-asian="bold" style:font-size-complex="14pt" style:font-weight-complex="bold"/>
    </style:style>
    <style:style style:name="P142" style:family="paragraph">
      <loext:graphic-properties draw:fill-color="#2c3756"/>
    </style:style>
    <style:style style:name="P14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4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2a61b8"/>
    </style:style>
    <style:style style:name="T7" style:family="text">
      <style:text-properties officeooo:rsid="002f1e74"/>
    </style:style>
    <style:style style:name="T8" style:family="text">
      <style:text-properties fo:color="#405e01" fo:font-weight="bold" style:font-weight-asian="bold" style:font-weight-complex="bold"/>
    </style:style>
    <style:style style:name="T9" style:family="text">
      <style:text-properties fo:color="#405e01" fo:font-weight="bold" officeooo:rsid="00520f0a" style:font-weight-asian="bold" style:font-weight-complex="bold"/>
    </style:style>
    <style:style style:name="T10" style:family="text">
      <style:text-properties style:font-name="FreeSans" fo:font-size="14pt" fo:letter-spacing="0.035cm" officeooo:rsid="0052741e" style:font-size-asian="14pt" style:font-size-complex="14pt"/>
    </style:style>
    <style:style style:name="T11" style:family="text">
      <style:text-properties style:font-name="FreeSans" fo:font-size="14pt" fo:letter-spacing="0.035cm" officeooo:rsid="0054c533" style:font-size-asian="14pt" style:font-size-complex="14pt"/>
    </style:style>
    <style:style style:name="T12" style:family="text">
      <style:text-properties style:font-name="FreeSans" fo:font-size="14pt" fo:letter-spacing="0.035cm" officeooo:rsid="004df41e" style:font-size-asian="14pt" style:font-size-complex="14pt"/>
    </style:style>
    <style:style style:name="T13" style:family="text">
      <style:text-properties fo:letter-spacing="0.035cm" officeooo:rsid="0057455e"/>
    </style:style>
    <style:style style:name="T14" style:family="text">
      <style:text-properties fo:letter-spacing="0.035cm" officeooo:rsid="00a2e366"/>
    </style:style>
    <style:style style:name="T15" style:family="text">
      <style:text-properties fo:letter-spacing="0.035cm" officeooo:rsid="00a4d979"/>
    </style:style>
    <style:style style:name="T16" style:family="text">
      <style:text-properties fo:letter-spacing="0.035cm" officeooo:rsid="00ab1bfe"/>
    </style:style>
    <style:style style:name="T17" style:family="text">
      <style:text-properties fo:letter-spacing="0.035cm" officeooo:rsid="005d2daf"/>
    </style:style>
    <style:style style:name="T18" style:family="text">
      <style:text-properties officeooo:rsid="0086f6a3"/>
    </style:style>
    <style:style style:name="T19" style:family="text">
      <style:text-properties officeooo:rsid="0084bd60"/>
    </style:style>
    <style:style style:name="T20" style:family="text">
      <style:text-properties fo:font-style="normal" fo:text-shadow="none" style:text-underline-style="none" style:font-style-asian="normal" style:font-style-complex="normal"/>
    </style:style>
    <style:style style:name="T21" style:family="text">
      <style:text-properties fo:font-style="normal" fo:text-shadow="none" style:text-underline-style="none" officeooo:rsid="0068e562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f717b" style:font-style-asian="italic" style:font-style-complex="italic"/>
    </style:style>
    <style:style style:name="T24" style:family="text">
      <style:text-properties fo:font-style="italic" officeooo:rsid="0049ce28" style:font-style-asian="italic" style:font-style-complex="italic"/>
    </style:style>
    <style:style style:name="T25" style:family="text">
      <style:text-properties fo:font-style="italic" officeooo:rsid="004f8179" style:font-style-asian="italic" style:font-style-complex="italic"/>
    </style:style>
    <style:style style:name="T26" style:family="text">
      <style:text-properties fo:font-style="italic" officeooo:rsid="00653f0c" style:font-style-asian="italic" style:font-style-complex="italic"/>
    </style:style>
    <style:style style:name="T27" style:family="text">
      <style:text-properties fo:font-style="italic" officeooo:rsid="006944ee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53f6e1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4f8179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653f0c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3" style:family="text">
      <style:text-properties officeooo:rsid="003f717b"/>
    </style:style>
    <style:style style:name="T34" style:family="text">
      <style:text-properties officeooo:rsid="0041b035"/>
    </style:style>
    <style:style style:name="T35" style:family="text">
      <style:text-properties officeooo:rsid="00454e36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officeooo:rsid="0049ce28"/>
    </style:style>
    <style:style style:name="T38" style:family="text">
      <style:text-properties officeooo:rsid="004a54be"/>
    </style:style>
    <style:style style:name="T39" style:family="text">
      <style:text-properties fo:text-shadow="1pt 1pt"/>
    </style:style>
    <style:style style:name="T40" style:family="text">
      <style:text-properties fo:text-shadow="1pt 1pt" fo:font-weight="bold" style:font-weight-asian="bold" style:font-weight-complex="bold"/>
    </style:style>
    <style:style style:name="T41" style:family="text">
      <style:text-properties fo:text-shadow="1pt 1pt" fo:font-weight="bold" officeooo:rsid="004a54be" style:font-weight-asian="bold" style:font-weight-complex="bold"/>
    </style:style>
    <style:style style:name="T42" style:family="text">
      <style:text-properties fo:text-shadow="1pt 1pt" fo:font-weight="bold" officeooo:rsid="0053f6e1" style:font-weight-asian="bold" style:font-weight-complex="bold"/>
    </style:style>
    <style:style style:name="T43" style:family="text">
      <style:text-properties fo:text-shadow="1pt 1pt" fo:font-weight="bold" officeooo:rsid="005757a0" style:font-weight-asian="bold" style:font-weight-complex="bold"/>
    </style:style>
    <style:style style:name="T44" style:family="text">
      <style:text-properties fo:text-shadow="1pt 1pt" fo:font-weight="bold" officeooo:rsid="0058a6d2" style:font-weight-asian="bold" style:font-weight-complex="bold"/>
    </style:style>
    <style:style style:name="T45" style:family="text">
      <style:text-properties fo:text-shadow="1pt 1pt" fo:font-weight="bold" officeooo:rsid="005b394f" style:font-weight-asian="bold" style:font-weight-complex="bold"/>
    </style:style>
    <style:style style:name="T46" style:family="text">
      <style:text-properties fo:text-shadow="1pt 1pt" fo:font-weight="bold" officeooo:rsid="00653f0c" style:font-weight-asian="bold" style:font-weight-complex="bold"/>
    </style:style>
    <style:style style:name="T47" style:family="text">
      <style:text-properties fo:text-shadow="1pt 1pt" fo:font-weight="bold" officeooo:rsid="006944ee" style:font-weight-asian="bold" style:font-weight-complex="bold"/>
    </style:style>
    <style:style style:name="T48" style:family="text">
      <style:text-properties fo:text-shadow="1pt 1pt" fo:font-weight="bold" officeooo:rsid="006e8e20" style:font-weight-asian="bold" style:font-weight-complex="bold"/>
    </style:style>
    <style:style style:name="T49" style:family="text">
      <style:text-properties fo:text-shadow="1pt 1pt" fo:font-weight="bold" officeooo:rsid="0071af4d" style:font-weight-asian="bold" style:font-weight-complex="bold"/>
    </style:style>
    <style:style style:name="T50" style:family="text">
      <style:text-properties fo:text-shadow="1pt 1pt" fo:font-weight="bold" officeooo:rsid="00759234" style:font-weight-asian="bold" style:font-weight-complex="bold"/>
    </style:style>
    <style:style style:name="T51" style:family="text">
      <style:text-properties fo:text-shadow="1pt 1pt" fo:font-weight="bold" officeooo:rsid="007715b1" style:font-weight-asian="bold" style:font-weight-complex="bold"/>
    </style:style>
    <style:style style:name="T52" style:family="text">
      <style:text-properties fo:text-shadow="1pt 1pt" fo:font-weight="bold" officeooo:rsid="0078078d" style:font-weight-asian="bold" style:font-weight-complex="bold"/>
    </style:style>
    <style:style style:name="T53" style:family="text">
      <style:text-properties fo:text-shadow="1pt 1pt" fo:font-weight="bold" officeooo:rsid="007bd187" style:font-weight-asian="bold" style:font-weight-complex="bold"/>
    </style:style>
    <style:style style:name="T54" style:family="text">
      <style:text-properties fo:text-shadow="1pt 1pt" fo:font-weight="bold" officeooo:rsid="007ed98a" style:font-weight-asian="bold" style:font-weight-complex="bold"/>
    </style:style>
    <style:style style:name="T55" style:family="text">
      <style:text-properties fo:text-shadow="1pt 1pt" fo:font-weight="bold" officeooo:rsid="00847a46" style:font-weight-asian="bold" style:font-weight-complex="bold"/>
    </style:style>
    <style:style style:name="T56" style:family="text">
      <style:text-properties fo:text-shadow="1pt 1pt" fo:font-weight="bold" officeooo:rsid="0085e666" style:font-weight-asian="bold" style:font-weight-complex="bold"/>
    </style:style>
    <style:style style:name="T57" style:family="text">
      <style:text-properties fo:text-shadow="1pt 1pt" officeooo:rsid="0053f6e1"/>
    </style:style>
    <style:style style:name="T58" style:family="text">
      <style:text-properties fo:text-shadow="1pt 1pt" officeooo:rsid="0058a6d2"/>
    </style:style>
    <style:style style:name="T59" style:family="text">
      <style:text-properties fo:text-shadow="1pt 1pt" officeooo:rsid="0059ef13"/>
    </style:style>
    <style:style style:name="T60" style:family="text">
      <style:text-properties fo:text-shadow="1pt 1pt" officeooo:rsid="007305ca"/>
    </style:style>
    <style:style style:name="T61" style:family="text">
      <style:text-properties fo:text-shadow="1pt 1pt" officeooo:rsid="007bd187"/>
    </style:style>
    <style:style style:name="T62" style:family="text">
      <style:text-properties officeooo:rsid="004b8421"/>
    </style:style>
    <style:style style:name="T63" style:family="text">
      <style:text-properties officeooo:rsid="004e65f5"/>
    </style:style>
    <style:style style:name="T64" style:family="text">
      <style:text-properties officeooo:rsid="0029adc3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f657f" style:font-weight-asian="normal" style:font-weight-complex="normal"/>
    </style:style>
    <style:style style:name="T67" style:family="text">
      <style:text-properties fo:font-weight="normal" officeooo:rsid="004f8179" style:font-weight-asian="normal" style:font-weight-complex="normal"/>
    </style:style>
    <style:style style:name="T68" style:family="text">
      <style:text-properties fo:font-weight="normal" officeooo:rsid="0053f6e1" style:font-weight-asian="normal" style:font-weight-complex="normal"/>
    </style:style>
    <style:style style:name="T69" style:family="text">
      <style:text-properties fo:font-weight="normal" officeooo:rsid="005757a0" style:font-weight-asian="normal" style:font-weight-complex="normal"/>
    </style:style>
    <style:style style:name="T70" style:family="text">
      <style:text-properties fo:font-weight="normal" officeooo:rsid="0058a6d2" style:font-weight-asian="normal" style:font-weight-complex="normal"/>
    </style:style>
    <style:style style:name="T71" style:family="text">
      <style:text-properties fo:font-weight="normal" officeooo:rsid="0059ef13" style:font-weight-asian="normal" style:font-weight-complex="normal"/>
    </style:style>
    <style:style style:name="T72" style:family="text">
      <style:text-properties fo:font-weight="normal" officeooo:rsid="00653f0c" style:font-weight-asian="normal" style:font-weight-complex="normal"/>
    </style:style>
    <style:style style:name="T73" style:family="text">
      <style:text-properties fo:font-weight="normal" officeooo:rsid="006944ee" style:font-weight-asian="normal" style:font-weight-complex="normal"/>
    </style:style>
    <style:style style:name="T74" style:family="text">
      <style:text-properties fo:font-weight="normal" officeooo:rsid="006efe68" style:font-weight-asian="normal" style:font-weight-complex="normal"/>
    </style:style>
    <style:style style:name="T75" style:family="text">
      <style:text-properties fo:font-weight="normal" officeooo:rsid="006fdaa5" style:font-weight-asian="normal" style:font-weight-complex="normal"/>
    </style:style>
    <style:style style:name="T76" style:family="text">
      <style:text-properties fo:font-weight="normal" officeooo:rsid="007305ca" style:font-weight-asian="normal" style:font-weight-complex="normal"/>
    </style:style>
    <style:style style:name="T77" style:family="text">
      <style:text-properties fo:font-weight="normal" officeooo:rsid="0073d798" style:font-weight-asian="normal" style:font-weight-complex="normal"/>
    </style:style>
    <style:style style:name="T78" style:family="text">
      <style:text-properties fo:font-weight="normal" officeooo:rsid="00745fea" style:font-weight-asian="normal" style:font-weight-complex="normal"/>
    </style:style>
    <style:style style:name="T79" style:family="text">
      <style:text-properties fo:font-weight="normal" officeooo:rsid="0074e65d" style:font-weight-asian="normal" style:font-weight-complex="normal"/>
    </style:style>
    <style:style style:name="T80" style:family="text">
      <style:text-properties fo:font-weight="normal" officeooo:rsid="007715b1" style:font-weight-asian="normal" style:font-weight-complex="normal"/>
    </style:style>
    <style:style style:name="T81" style:family="text">
      <style:text-properties fo:font-weight="normal" officeooo:rsid="0077760c" style:font-weight-asian="normal" style:font-weight-complex="normal"/>
    </style:style>
    <style:style style:name="T82" style:family="text">
      <style:text-properties fo:font-weight="normal" officeooo:rsid="004a54be" style:font-weight-asian="normal" style:font-weight-complex="normal"/>
    </style:style>
    <style:style style:name="T83" style:family="text">
      <style:text-properties fo:font-weight="normal" officeooo:rsid="007a1f7d" style:font-weight-asian="normal" style:font-weight-complex="normal"/>
    </style:style>
    <style:style style:name="T84" style:family="text">
      <style:text-properties fo:font-weight="normal" officeooo:rsid="007b1e70" style:font-weight-asian="normal" style:font-weight-complex="normal"/>
    </style:style>
    <style:style style:name="T85" style:family="text">
      <style:text-properties fo:font-weight="normal" officeooo:rsid="007bd187" style:font-weight-asian="normal" style:font-weight-complex="normal"/>
    </style:style>
    <style:style style:name="T86" style:family="text">
      <style:text-properties fo:font-weight="normal" officeooo:rsid="007ca4cb" style:font-weight-asian="normal" style:font-weight-complex="normal"/>
    </style:style>
    <style:style style:name="T87" style:family="text">
      <style:text-properties fo:font-weight="normal" officeooo:rsid="007df5ed" style:font-weight-asian="normal" style:font-weight-complex="normal"/>
    </style:style>
    <style:style style:name="T88" style:family="text">
      <style:text-properties fo:font-weight="normal" officeooo:rsid="00805f6b" style:font-weight-asian="normal" style:font-weight-complex="normal"/>
    </style:style>
    <style:style style:name="T89" style:family="text">
      <style:text-properties fo:font-weight="normal" officeooo:rsid="0082d3df" style:font-weight-asian="normal" style:font-weight-complex="normal"/>
    </style:style>
    <style:style style:name="T90" style:family="text">
      <style:text-properties fo:font-weight="normal" officeooo:rsid="00847a46" style:font-weight-asian="normal" style:font-weight-complex="normal"/>
    </style:style>
    <style:style style:name="T91" style:family="text">
      <style:text-properties fo:font-weight="normal" officeooo:rsid="0087921e" style:font-weight-asian="normal" style:font-weight-complex="normal"/>
    </style:style>
    <style:style style:name="T92" style:family="text">
      <style:text-properties fo:font-weight="normal" officeooo:rsid="008839ff" style:font-weight-asian="normal" style:font-weight-complex="normal"/>
    </style:style>
    <style:style style:name="T93" style:family="text">
      <style:text-properties officeooo:rsid="004f8179"/>
    </style:style>
    <style:style style:name="T94" style:family="text">
      <style:text-properties officeooo:rsid="0050c4a1"/>
    </style:style>
    <style:style style:name="T95" style:family="text">
      <style:text-properties officeooo:rsid="0053f6e1"/>
    </style:style>
    <style:style style:name="T96" style:family="text">
      <style:text-properties officeooo:rsid="005757a0"/>
    </style:style>
    <style:style style:name="T97" style:family="text">
      <style:text-properties officeooo:rsid="0058a6d2"/>
    </style:style>
    <style:style style:name="T98" style:family="text">
      <style:text-properties officeooo:rsid="002eb4c3"/>
    </style:style>
    <style:style style:name="T99" style:family="text">
      <style:text-properties officeooo:rsid="00653f0c"/>
    </style:style>
    <style:style style:name="T100" style:family="text">
      <style:text-properties officeooo:rsid="00682e61"/>
    </style:style>
    <style:style style:name="T101" style:family="text">
      <style:text-properties officeooo:rsid="00691120"/>
    </style:style>
    <style:style style:name="T102" style:family="text">
      <style:text-properties officeooo:rsid="006944ee"/>
    </style:style>
    <style:style style:name="T103" style:family="text">
      <style:text-properties officeooo:rsid="006a94f7"/>
    </style:style>
    <style:style style:name="T104" style:family="text">
      <style:text-properties officeooo:rsid="006bb808"/>
    </style:style>
    <style:style style:name="T105" style:family="text">
      <style:text-properties officeooo:rsid="006c0c2f"/>
    </style:style>
    <style:style style:name="T106" style:family="text">
      <style:text-properties officeooo:rsid="006e8e20"/>
    </style:style>
    <style:style style:name="T107" style:family="text">
      <style:text-properties officeooo:rsid="0078de56"/>
    </style:style>
    <style:style style:name="T108" style:family="text">
      <style:text-properties officeooo:rsid="008220aa"/>
    </style:style>
    <style:style style:name="T10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42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8" draw:name="Shape2" draw:style-name="gr4" draw:text-style-name="P142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8">Modelo de casos de uso</text:p>
      <text:p text:style-name="P46"><draw:frame draw:style-name="fr2" draw:name="Image1" text:anchor-type="as-char" svg:width="14.6cm" svg:height="6.6cm" draw:z-index="20"><draw:image xlink:href="Pictures/1000020100000226000000FA9C3F27F97A3CB667.png" xlink:type="simple" xlink:show="embed" xlink:actuate="onLoad" loext:mime-type="image/png"/></draw:frame></text:p>
      <text:p text:style-name="P47"><text:span text:style-name="T7">Proyecto </text:span><text:span text:style-name="T5">Colibrí</text:span></text:p>
      <text:p text:style-name="P36"/>
      <text:p text:style-name="P41">Asignatura</text:p>
      <text:p text:style-name="P36">Laboratorio de desarrollo de software</text:p>
      <text:p text:style-name="P36"/>
      <text:p text:style-name="P41">Autor</text:p>
      <text:p text:style-name="P39">Cinthia Lima y Ariel Machini</text:p>
      <text:p text:style-name="P36"/>
      <text:p text:style-name="P41">Fecha de redacción</text:p>
      <text:p text:style-name="P36"><text:span text:style-name="T2">26</text:span>/<text:span text:style-name="T2">09</text:span>/<text:span text:style-name="T2">2017</text:span></text:p>
      <text:p text:style-name="P69"><draw:custom-shape text:anchor-type="paragraph" draw:z-index="1" draw:name="Shape1" draw:style-name="gr2" draw:text-style-name="P14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45" svg:width="6.501cm" svg:height="18.5cm" svg:x="0.499cm" svg:y="0.75cm"><draw:text-box><text:p text:style-name="P144"><text:span text:style-name="T109">El modelo de casos de uso describe la funcionalidad propuesta del nuevo sistema.</text:span></text:p><text:p text:style-name="P144"><text:span text:style-name="T109">Este modelo se basa en la descripción de elementos o usuarios externos al sistema (actores) y de la funcionalidad del sistema (casos de <text:s/>uso).</text:span></text:p><text:p text:style-name="P144"><text:span text:style-name="T109">Un modelo de casos de uso describe los requerimientos funcionales de un actor en términos de las interacciones. Este modelo presenta el sistema desde la perspectiva del usuario.</text:span></text:p></draw:text-box></draw:frame></text:p>
      <text:p text:style-name="P70">Índice</text:p>
      <text:p text:style-name="P37"/>
      <text:p text:style-name="P37">Aquí va el índice <text:span text:style-name="T6">(se debería insertar al final)</text:span>.</text:p>
      <text:p text:style-name="P71">Modelo de casos de uso</text:p>
      <text:p text:style-name="P38"/>
      <text:p text:style-name="P51">Requerimientos</text:p>
      <text:p text:style-name="P59">Requerimientos funcionales</text:p>
      <text:list xml:id="list1698651330" text:style-name="L1">
        <text:list-item>
          <text:p text:style-name="P95">El sistema deberá permitir rellenar formularios a los diferentes usuarios y enviarlos.</text:p>
        </text:list-item>
        <text:list-item>
          <text:p text:style-name="P97"><text:span text:style-name="T10">El sistema deberá permitir que </text:span><text:span text:style-name="T11">cualquier usuario con los permisos necesarios cree formularios para el área que está administrando.</text:span></text:p>
        </text:list-item>
        <text:list-item>
          <text:p text:style-name="P97"><text:span text:style-name="T10">El sistema deberá permitir que </text:span><text:span text:style-name="T11">cualquier usuario con los permisos necesarios modifique formularios para el áreas que está administrando.</text:span></text:p>
        </text:list-item>
        <text:list-item>
          <text:p text:style-name="P97"><text:span text:style-name="T10">El sistema deberá permitir que </text:span><text:span text:style-name="T11">cualquier usuario con los permisos necesarios borre formularios para el área que está administrando.</text:span></text:p>
        </text:list-item>
        <text:list-item>
          <text:p text:style-name="P97"><text:span text:style-name="T12">El sistema deberá permitir iniciar sesión </text:span><text:span text:style-name="T11">utilizando el </text:span><text:span text:style-name="T12">correo institucional </text:span><text:span text:style-name="T11">de la unidad académica</text:span><text:span text:style-name="T12">.</text:span></text:p>
        </text:list-item>
        <text:list-item>
          <text:p text:style-name="P96">El sistema deberá permitir a quien cree formularios decidir por cuánto tiempo estará disponible su formulario.</text:p>
        </text:list-item>
        <text:list-item>
          <text:p text:style-name="P106">El sistema deberá permitir restringir el público objetivo de los formularios que se creen según sea necesario.</text:p>
        </text:list-item>
        <text:list-item>
          <text:p text:style-name="P118"><text:span text:style-name="T13">El sistema deberá permitir al administrador del sistema </text:span><text:span text:style-name="T14">agregar un gestor de formularios.</text:span></text:p>
        </text:list-item>
        <text:list-item>
          <text:p text:style-name="P107"><text:soft-page-break/>El sistema deberá permitir al administrador del sistema eliminar un gestor de formularios.</text:p>
        </text:list-item>
        <text:list-item>
          <text:p text:style-name="P118"><text:span text:style-name="T14">El sistema deberá permitir al administrador del sistema </text:span><text:span text:style-name="T15">modificar los datos del gestor de formularios.</text:span></text:p>
        </text:list-item>
        <text:list-item>
          <text:p text:style-name="P118"><text:span text:style-name="T15">El sistema deberá permitir al administrador del sistema </text:span><text:span text:style-name="T16">definir un limite de creación de formularios para cada gestor de formularios.</text:span></text:p>
        </text:list-item>
        <text:list-item>
          <text:p text:style-name="P108">El sistema deberá permitir a quien cree formularios decidir a qué dirección de correo electrónico se van a enviar las respuestas de los mismos.</text:p>
        </text:list-item>
        <text:list-item>
          <text:p text:style-name="P119"><text:span text:style-name="T16">El sistema deberá mostrar una vista distinta que se adapte a cada tipo de usuario </text:span><text:span text:style-name="T17">según sus permisos.</text:span></text:p>
        </text:list-item>
        <text:list-item>
          <text:p text:style-name="P109">El sistema deberá permitir filtrar formularios por nombre.</text:p>
        </text:list-item>
      </text:list>
      <text:p text:style-name="P51"/>
      <text:p text:style-name="P58">Requerimientos no funcionales</text:p>
      <text:list xml:id="list1097047945" text:style-name="L2">
        <text:list-item>
          <text:p text:style-name="P98">El sistema deberá ser desarrollado utilizando Ionic framework.</text:p>
        </text:list-item>
        <text:list-item>
          <text:p text:style-name="P99">El sistema deberá seguir el patrón de diseño <text:span text:style-name="T18">utilizado en UARGFlow</text:span>.</text:p>
        </text:list-item>
        <text:list-item>
          <text:p text:style-name="P100">El sistema deberá <text:span text:style-name="T19">ser una aplicación móvil basada en web.</text:span></text:p>
        </text:list-item>
        <text:list-item>
          <text:p text:style-name="P101">El sistema deberá admitir iniciar sesión con el correo institucional.</text:p>
        </text:list-item>
        <text:list-item>
          <text:p text:style-name="P102">El sistema deberá adoptar los colores utilizados en la página web de la UARG para la parte web.</text:p>
        </text:list-item>
        <text:list-item>
          <text:p text:style-name="P104"><text:span text:style-name="T21">La interfaz del sistema deberá </text:span><text:span text:style-name="T20">ser amigable para el usuario.</text:span></text:p>
        </text:list-item>
        <text:list-item>
          <text:p text:style-name="P103"><text:soft-page-break/>El sistema deberá permitir acceder a las funciones administrativas sólo a usuarios identificados con dichos permisos.</text:p>
        </text:list-item>
      </text:list>
      <text:p text:style-name="P42"/>
      <text:p text:style-name="P49">Actores</text:p>
      <text:p text:style-name="P62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8">Actor</text:p>
          </table:table-cell>
          <table:table-cell table:style-name="Table1.B1" office:value-type="string">
            <text:p text:style-name="P34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18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18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18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18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18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52"/>
      <text:p text:style-name="P62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19">Actor</text:p>
          </table:table-cell>
          <table:table-cell table:style-name="Table4.B1" office:value-type="string">
            <text:p text:style-name="P33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19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19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<text:soft-page-break/>pueden cerrar sesión.</text:p>
          </table:table-cell>
          <table:covered-table-cell/>
        </table:table-row>
        <table:table-row>
          <table:table-cell table:style-name="Table4.A2" office:value-type="string">
            <text:p text:style-name="P19">Relaciones</text:p>
          </table:table-cell>
          <table:table-cell table:style-name="Table4.B6" table:number-columns-spanned="2" office:value-type="string">
            <text:p text:style-name="P8">Hereda de <text:span text:style-name="T22">Usuario</text:span>.</text:p>
          </table:table-cell>
          <table:covered-table-cell/>
        </table:table-row>
        <table:table-row>
          <table:table-cell table:style-name="Table4.A2" office:value-type="string">
            <text:p text:style-name="P19">Referencias</text:p>
          </table:table-cell>
          <table:table-cell table:style-name="Table4.B6" table:number-columns-spanned="2" office:value-type="string">
            <text:p text:style-name="P12">CU03; CU04; CU05; CU06; CU07; CU12; <text:span text:style-name="T35">CU13</text:span></text:p>
          </table:table-cell>
          <table:covered-table-cell/>
        </table:table-row>
        <table:table-row>
          <table:table-cell table:style-name="Table4.A2" office:value-type="string">
            <text:p text:style-name="P19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60"/>
      <text:p text:style-name="P62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19">Actor</text:p>
          </table:table-cell>
          <table:table-cell table:style-name="Table5.B1" office:value-type="string">
            <text:p text:style-name="P33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19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19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23">G</text:span><text:span text:style-name="T22">estor de formularios</text:span>, <text:span text:style-name="T33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19">Relaciones</text:p>
          </table:table-cell>
          <table:table-cell table:style-name="Table5.B6" table:number-columns-spanned="2" office:value-type="string">
            <text:p text:style-name="P8">Hereda de <text:span text:style-name="T23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19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19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4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44"/>
      <text:p text:style-name="P53">Descripción de casos de uso</text:p>
      <text:p text:style-name="P63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7"><text:span text:style-name="T36">Actor:</text:span> <text:span text:style-name="T22">Usuario</text:span></text:p>
          </table:table-cell>
          <table:covered-table-cell/>
        </table:table-row>
        <table:table-row>
          <table:table-cell table:style-name="Table6.A2" office:value-type="string">
            <text:p text:style-name="P20">Descripción</text:p>
          </table:table-cell>
          <table:table-cell table:style-name="Table6.B3" office:value-type="string">
            <text:p text:style-name="P82">Mediante este caso de uso un usuario podrá buscar entre los formularios disponibles según el o los roles que tenga dentro del sistema.</text:p>
          </table:table-cell>
        </table:table-row>
        <table:table-row>
          <table:table-cell table:style-name="Table6.A2" office:value-type="string">
            <text:p text:style-name="P20">Flujo <text:soft-page-break/>principal</text:p>
          </table:table-cell>
          <table:table-cell table:style-name="Table6.B3" office:value-type="string">
            <text:p text:style-name="P72"><text:span text:style-name="T41">1.</text:span><text:span text:style-name="T38"> </text:span>El usuario ingresa el nombre del formulario que <text:soft-page-break/>desea encontrar y presiona el botón para realizar la búsqueda.</text:p>
            <text:p text:style-name="P72"><text:span text:style-name="T41">2.</text:span><text:span text:style-name="T38"> </text:span>Se le muestran los resultados de la búsqueda al usuario. Si no se encuentran resultados, se continúa con el <text:span text:style-name="T22">subflujo 1</text:span>.</text:p>
          </table:table-cell>
        </table:table-row>
        <table:table-row>
          <table:table-cell table:style-name="Table6.A2" office:value-type="string">
            <text:p text:style-name="P20">Subflujo 1</text:p>
          </table:table-cell>
          <table:table-cell table:style-name="Table6.B4" office:value-type="string">
            <text:p text:style-name="P13"><text:span text:style-name="T41">1.</text:span><text:span text:style-name="T38"> </text:span>Al no encontrarse ningún resultado, se le muestra al usuario un diálogo indicando dicha situación y se vuelven a mostrar todos los formularios.</text:p>
          </table:table-cell>
        </table:table-row>
        <table:table-row>
          <table:table-cell table:style-name="Table6.A2" office:value-type="string">
            <text:p text:style-name="P20">Excepciones</text:p>
          </table:table-cell>
          <table:table-cell table:style-name="Table6.B5" office:value-type="string">
            <text:p text:style-name="P13"><text:span text:style-name="T41">1. </text:span><text:span text:style-name="T40">A.</text:span> Si el usuario ingresa <text:span text:style-name="T37">una combinación de </text:span>caracteres <text:span text:style-name="T37">no permitida (\n, \0, \%, \t </text:span><text:span text:style-name="T24">[…]</text:span><text:span text:style-name="T37">) </text:span>en el cuadro de búsqueda la operación no se efectúa.</text:p>
          </table:table-cell>
        </table:table-row>
      </table:table>
      <text:p text:style-name="P42"/>
      <text:p text:style-name="P64"><text:span text:style-name="T62">Completar y enviar un formulario</text:span> (CU0<text:span text:style-name="T62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8"><text:span text:style-name="T36">Actor:</text:span> <text:span text:style-name="T22">Usuario</text:span></text:p>
          </table:table-cell>
          <table:covered-table-cell/>
        </table:table-row>
        <table:table-row>
          <table:table-cell table:style-name="Table7.A2" office:value-type="string">
            <text:p text:style-name="P21">Descripción</text:p>
          </table:table-cell>
          <table:table-cell table:style-name="Table7.B3" office:value-type="string">
            <text:p text:style-name="P92">En este caso de uso los diferentes usuarios del sistema van a completar los diferentes campos de formularios y enviarlos a la persona interesada en ellos.</text:p>
          </table:table-cell>
        </table:table-row>
        <table:table-row>
          <table:table-cell table:style-name="Table7.A2" office:value-type="string">
            <text:p text:style-name="P21">Flujo principal</text:p>
          </table:table-cell>
          <table:table-cell table:style-name="Table7.B3" office:value-type="string">
            <text:p text:style-name="P120"><text:span text:style-name="T41">1.</text:span><text:span text:style-name="T38"> </text:span>El u<text:span text:style-name="T105">suario accede al formulario que desea completar.</text:span></text:p>
            <text:p text:style-name="P127"><text:span text:style-name="T40">2.</text:span> El usuario rellena los campos correspondientes.</text:p>
            <text:p text:style-name="P127"><text:span text:style-name="T40">3.</text:span> El usuario presiona el botón para enviar el formulario. Si decide cancelar la operación se continúa con el <text:span text:style-name="T22">subflujo 1</text:span>.</text:p>
            <text:p text:style-name="P127"><text:span text:style-name="T40">4.</text:span> El formulario es enviado al destinatario.</text:p>
          </table:table-cell>
        </table:table-row>
        <table:table-row>
          <table:table-cell table:style-name="Table7.A2" office:value-type="string">
            <text:p text:style-name="P21">Subflujo 1</text:p>
          </table:table-cell>
          <table:table-cell table:style-name="Table7.B4" office:value-type="string">
            <text:p text:style-name="P14"><text:span text:style-name="T41">1.</text:span><text:span text:style-name="T38"> Al presionar el botón para cancelar la operación el usuario es llevado a la lista de formularios disponibles.</text:span></text:p>
          </table:table-cell>
        </table:table-row>
        <table:table-row>
          <table:table-cell table:style-name="Table7.A2" office:value-type="string">
            <text:p text:style-name="P21">Excepciones</text:p>
          </table:table-cell>
          <table:table-cell table:style-name="Table7.B5" office:value-type="string">
            <text:p text:style-name="P14"><text:span text:style-name="T48">4</text:span><text:span text:style-name="T41">. </text:span><text:span text:style-name="T40">A.</text:span> Si el usuario <text:span text:style-name="T106">no rellenó los campos </text:span><text:soft-page-break/><text:span text:style-name="T106">obligatorios del formulario, entonces se muestra un mensaje de error indicando al usuario del problema.</text:span></text:p>
          </table:table-cell>
        </table:table-row>
      </table:table>
      <text:p text:style-name="P45"/>
      <text:p text:style-name="P65"><text:span text:style-name="T63">Crear formulario</text:span> (CU0<text:span text:style-name="T63">3</text:span>)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9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2">Descripción</text:p>
          </table:table-cell>
          <table:table-cell table:style-name="Table8.B3" office:value-type="string">
            <text:p text:style-name="P83">E<text:span text:style-name="T64">n este caso de uso se podrá crear formularios solo por los usuarios con los permisos para hacerlo y definir para que subconjunto de usuarios esta habilitado, y por cuanto tiempo.</text:span></text:p>
          </table:table-cell>
        </table:table-row>
        <table:table-row>
          <table:table-cell table:style-name="Table8.A2" office:value-type="string">
            <text:p text:style-name="P22">Flujo principal</text:p>
          </table:table-cell>
          <table:table-cell table:style-name="Table8.B3" office:value-type="string">
            <text:p text:style-name="P122"><text:span text:style-name="T41">1.</text:span><text:span text:style-name="T38"> El usuario presiona el botón para comenzar con la creación del formulario.</text:span></text:p>
            <text:p text:style-name="P138"><text:span text:style-name="T39">2.</text:span><text:span text:style-name="T65"> El usuario </text:span><text:span text:style-name="T66">diseña el formulario que desea publicar.</text:span></text:p>
            <text:p text:style-name="P139"><text:span text:style-name="T60">3</text:span><text:span text:style-name="T39">.</text:span><text:span text:style-name="T66"> El usuario </text:span><text:span text:style-name="T76">define el periodo de visibilidad del formulario.</text:span></text:p>
            <text:p text:style-name="P140"><text:span text:style-name="T60">4</text:span><text:span text:style-name="T39">.</text:span><text:span text:style-name="T65"> El usuario presiona el botón </text:span><text:span text:style-name="T74">para enviar el formulario</text:span><text:span text:style-name="T65">.</text:span></text:p>
            <text:p text:style-name="P140"><text:span text:style-name="T60">5</text:span><text:span text:style-name="T59">.</text:span><text:span text:style-name="T71"> </text:span><text:span text:style-name="T67">Si el usuario no tiene libertad para publicar formularios se pasa al </text:span><text:span text:style-name="T30">subflujo 1</text:span><text:span text:style-name="T67">, de lo contrario se le muestra un aviso indicándole que su formulario fue publicado con éxito.</text:span></text:p>
          </table:table-cell>
        </table:table-row>
        <table:table-row>
          <table:table-cell table:style-name="Table8.A2" office:value-type="string">
            <text:p text:style-name="P22">Subflujo 1</text:p>
          </table:table-cell>
          <table:table-cell table:style-name="Table8.B4" office:value-type="string">
            <text:p text:style-name="P15"><text:span text:style-name="T41">1.</text:span><text:span text:style-name="T38"> </text:span>Al no <text:span text:style-name="T93">tener el permiso requerido para publicar formularios, se le notifica al usuario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2">Excepciones</text:p>
          </table:table-cell>
          <table:table-cell table:style-name="Table8.B5" office:value-type="string">
            <text:p text:style-name="P15"><text:span text:style-name="T45">3</text:span><text:span text:style-name="T41">. </text:span><text:span text:style-name="T40">A.</text:span> S<text:span text:style-name="T94">i el usuario no rellenó los campos requeridos para enviar el formulario, se le muestra al mismo un mensaje de error.</text:span></text:p>
          </table:table-cell>
        </table:table-row>
      </table:table>
      <text:p text:style-name="P54"/>
      <text:p text:style-name="P66"><text:span text:style-name="T95">Borrar formulario </text:span>(CU0<text:span text:style-name="T95">4</text:span>)</text:p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table:number-columns-spanned="2" office:value-type="string">
            <text:p text:style-name="P30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3">Descripción</text:p>
          </table:table-cell>
          <table:table-cell table:style-name="Table9.B3" office:value-type="string">
            <text:p text:style-name="P86">En este caso de uso se podrá borrar formularios solo por los usuarios con los permisos para hacerlo.</text:p>
          </table:table-cell>
        </table:table-row>
        <table:table-row>
          <table:table-cell table:style-name="Table9.A2" office:value-type="string">
            <text:p text:style-name="P23">Flujo principal</text:p>
          </table:table-cell>
          <table:table-cell table:style-name="Table9.B3" office:value-type="string">
            <text:p text:style-name="P73"><text:span text:style-name="T41">1.</text:span><text:span text:style-name="T38"> </text:span><text:span text:style-name="T68">El usuario presiona el botón para eliminar el formulario.</text:span></text:p>
            <text:p text:style-name="P80"><text:span text:style-name="T57">2</text:span><text:span text:style-name="T39">.</text:span><text:span text:style-name="T65"> </text:span><text:span text:style-name="T68">Se le muestra un mensaje al usuario un mensaje preguntándole si está seguro de que desea efectuar la eliminación del formulario. Si elige no eliminarlo, se continúa con el </text:span><text:span text:style-name="T29">subflujo 1</text:span><text:span text:style-name="T68">.</text:span></text:p>
            <text:p text:style-name="P80"><text:span text:style-name="T57">3.</text:span><text:span text:style-name="T68"> Se elimina el formulario y se le notifica al usuario de dicha acción.</text:span></text:p>
          </table:table-cell>
        </table:table-row>
        <table:table-row>
          <table:table-cell table:style-name="Table9.A2" office:value-type="string">
            <text:p text:style-name="P23">Subflujo 1</text:p>
          </table:table-cell>
          <table:table-cell table:style-name="Table9.B4" office:value-type="string">
            <text:p text:style-name="P16"><text:span text:style-name="T42">2. A</text:span><text:span text:style-name="T41">.</text:span><text:span text:style-name="T38"> Se cancela la operación y se cierra el mensaje.</text:span></text:p>
          </table:table-cell>
        </table:table-row>
      </table:table>
      <text:p text:style-name="P55"/>
      <text:p text:style-name="P67"><text:span text:style-name="T96">Modificar formulario </text:span>(CU0<text:span text:style-name="T96">5</text:span>)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1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4">Descripción</text:p>
          </table:table-cell>
          <table:table-cell table:style-name="Table10.B2" office:value-type="string">
            <text:p text:style-name="P85">E<text:span text:style-name="T64">n este caso de uso se podrá modificar formularios solo por los usuarios con los permisos para hacerlo y también hacer publicas las modificaciones.</text:span></text:p>
          </table:table-cell>
        </table:table-row>
        <table:table-row>
          <table:table-cell table:style-name="Table10.A2" office:value-type="string">
            <text:p text:style-name="P24">Flujo principal</text:p>
          </table:table-cell>
          <table:table-cell table:style-name="Table10.B3" office:value-type="string">
            <text:p text:style-name="P74"><text:span text:style-name="T41">1.</text:span><text:span text:style-name="T38"> </text:span><text:span text:style-name="T68">El usuario presiona el botón para </text:span><text:span text:style-name="T69">modificar </text:span><text:span text:style-name="T68">el formulario.</text:span></text:p>
            <text:p text:style-name="P79"><text:span text:style-name="T39">2.</text:span><text:span text:style-name="T65"> El usuario </text:span><text:span text:style-name="T69">re</text:span><text:span text:style-name="T66">diseña el formulario </text:span><text:span text:style-name="T69">a su gusto</text:span><text:span text:style-name="T66">.</text:span></text:p>
            <text:p text:style-name="P81"><text:span text:style-name="T57">3.</text:span><text:span text:style-name="T68"> El usuario presiona el botón </text:span><text:span text:style-name="T75">para guardar el formulario</text:span><text:span text:style-name="T68">. </text:span><text:span text:style-name="T72">Si elige no guardar los cambios, se continúa con el </text:span><text:span text:style-name="T31">subflujo 1</text:span><text:span text:style-name="T72">.</text:span></text:p>
            <text:p text:style-name="P81"><text:span text:style-name="T58">4.</text:span><text:span text:style-name="T68"> </text:span><text:span text:style-name="T70">Los cambios se registran.</text:span></text:p>
          </table:table-cell>
        </table:table-row>
        <table:table-row>
          <table:table-cell table:style-name="Table10.A2" office:value-type="string">
            <text:p text:style-name="P23">Subflujo 1</text:p>
          </table:table-cell>
          <table:table-cell table:style-name="Table10.B4" office:value-type="string">
            <text:p text:style-name="P16"><text:span text:style-name="T46">3</text:span><text:span text:style-name="T42">. A</text:span><text:span text:style-name="T41">.</text:span><text:span text:style-name="T38"> Se cancela la operación y se vuelve a la pantalla de gestión de formularios.</text:span></text:p>
          </table:table-cell>
        </table:table-row>
      </table:table>
      <text:p text:style-name="P56"/>
      <text:p text:style-name="P67"><text:soft-page-break/><text:span text:style-name="T97">Cambiar visibilidad del formulario </text:span>(CU0<text:span text:style-name="T96">6</text:span>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1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4">Descripción</text:p>
          </table:table-cell>
          <table:table-cell table:style-name="Table11.B2" office:value-type="string">
            <text:p text:style-name="P84"><text:span text:style-name="T64">En este caso de uso se podrá habilitar o deshabilitar formularios por los usuarios especificados arriba.</text:span></text:p>
          </table:table-cell>
        </table:table-row>
        <table:table-row>
          <table:table-cell table:style-name="Table11.A2" office:value-type="string">
            <text:p text:style-name="P24">Flujo principal</text:p>
          </table:table-cell>
          <table:table-cell table:style-name="Table11.B3" office:value-type="string">
            <text:p text:style-name="P121"><text:span text:style-name="T41">1.</text:span><text:span text:style-name="T38"> El usuario accede a la lista de formularios que gestiona.</text:span></text:p>
            <text:p text:style-name="P121"><text:span text:style-name="T49">2</text:span><text:span text:style-name="T41">.</text:span><text:span text:style-name="T38"> El usuario presiona el botón para cambiar la visibilidad del formulario.</text:span></text:p>
            <text:p text:style-name="P75"><text:span text:style-name="T49">3</text:span><text:span text:style-name="T44">.</text:span><text:span text:style-name="T70"> La visibilidad del formulario se invierte (si está invisible, se hace visible y viceversa).</text:span></text:p>
          </table:table-cell>
        </table:table-row>
      </table:table>
      <text:p text:style-name="P56"/>
      <text:p text:style-name="P67"><text:span text:style-name="T97">Cerrar sesión </text:span>(CU0<text:span text:style-name="T96">7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1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4">Descripción</text:p>
          </table:table-cell>
          <table:table-cell table:style-name="Table12.B2" office:value-type="string">
            <text:p text:style-name="P87">En este caso de uso el usuario autentificado podrá cerrar su sesión en el sistema.</text:p>
          </table:table-cell>
        </table:table-row>
        <table:table-row>
          <table:table-cell table:style-name="Table12.A2" office:value-type="string">
            <text:p text:style-name="P24">Flujo principal</text:p>
          </table:table-cell>
          <table:table-cell table:style-name="Table12.B3" office:value-type="string">
            <text:p text:style-name="P74"><text:span text:style-name="T41">1.</text:span><text:span text:style-name="T38"> El usuario presiona el botón para cerrar la sesión</text:span><text:span text:style-name="T69">.</text:span></text:p>
            <text:p text:style-name="P76"><text:span text:style-name="T43">2.</text:span><text:span text:style-name="T69"> </text:span><text:span text:style-name="T65">Se cierra la sesión del usuario y se le muestra la lista de formularios.</text:span></text:p>
          </table:table-cell>
        </table:table-row>
      </table:table>
      <text:p text:style-name="P56"/>
      <text:p text:style-name="P67"><text:span text:style-name="T99">Agregar creador de formularios </text:span>(CU0<text:span text:style-name="T96">8</text:span>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1"><text:span text:style-name="T36">Actor:</text:span> <text:span text:style-name="T26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4">Descripción</text:p>
          </table:table-cell>
          <table:table-cell table:style-name="Table13.B3" office:value-type="string">
            <text:p text:style-name="P88">En este caso de uso el administrador podrá agregar a diferentes usuarios para que puedan crear formularios en el sistema.</text:p>
          </table:table-cell>
        </table:table-row>
        <table:table-row>
          <table:table-cell table:style-name="Table13.A2" office:value-type="string">
            <text:p text:style-name="P24">Flujo principal</text:p>
          </table:table-cell>
          <table:table-cell table:style-name="Table13.B3" office:value-type="string">
            <text:p text:style-name="P74"><text:span text:style-name="T41">1.</text:span><text:span text:style-name="T38"> El usuario presiona el botón para agregar a un nuevo gestor de formularios al sistema</text:span><text:span text:style-name="T69">.</text:span></text:p>
            <text:p text:style-name="P77"><text:span text:style-name="T43">2.</text:span><text:span text:style-name="T69"> </text:span><text:span text:style-name="T65">El usuario ingresa el correo institucional </text:span><text:span text:style-name="T77">y nombre</text:span><text:span text:style-name="T65"> de la persona que quiere agregar como </text:span><text:soft-page-break/><text:span text:style-name="T65">gestor de formularios.</text:span></text:p>
            <text:p text:style-name="P129"><text:span text:style-name="T40">3.</text:span><text:span text:style-name="T65"> </text:span><text:span text:style-name="T77">El usuario define un limite de formularios que puede crear </text:span><text:span text:style-name="T78">el gestor de formularios </text:span><text:span text:style-name="T77">y </text:span><text:span text:style-name="T78">también define si tiene o no libertad para publicar formularios.</text:span></text:p>
            <text:p text:style-name="P77"><text:span text:style-name="T40">4.</text:span><text:span text:style-name="T65"> El usuario presiona el botón </text:span><text:span text:style-name="T79">para </text:span><text:span text:style-name="T86">agregar</text:span><text:span text:style-name="T80"> los datos que escribió.</text:span></text:p>
            <text:p text:style-name="P130"><text:span text:style-name="T50">5</text:span><text:span text:style-name="T40">.</text:span><text:span text:style-name="T65"> Se le muestra un </text:span><text:span text:style-name="T80">diálogo </text:span><text:span text:style-name="T65">de confirmación con los datos de la persona registrada.</text:span></text:p>
            <text:p text:style-name="P131"><text:span text:style-name="T51">6</text:span><text:span text:style-name="T40">.</text:span><text:span text:style-name="T65"> El usuario presiona el botón </text:span><text:span text:style-name="T79">para </text:span><text:span text:style-name="T87">confirmar</text:span><text:span text:style-name="T79"> al nuevo creador</text:span><text:span text:style-name="T65">. Si elige cancelar la operación, se continúa con el </text:span><text:span text:style-name="T28">subflujo 1</text:span><text:span text:style-name="T65">.</text:span></text:p>
            <text:p text:style-name="P132"><text:span text:style-name="T53">7</text:span><text:span text:style-name="T40">.</text:span><text:span text:style-name="T65"> </text:span><text:span text:style-name="T85">El sistema muestra un mensaje de éxito en el proceso de alta del creador de formularios.</text:span></text:p>
          </table:table-cell>
        </table:table-row>
        <table:table-row>
          <table:table-cell table:style-name="Table13.A2" office:value-type="string">
            <text:p text:style-name="P24">Subflujo 1</text:p>
          </table:table-cell>
          <table:table-cell table:style-name="Table13.B4" office:value-type="string">
            <text:p text:style-name="P17"><text:span text:style-name="T51">1</text:span><text:span text:style-name="T41">.</text:span><text:span text:style-name="T38"> Se cancela la operación y se vuelve a la pantalla de gestión de creadores de formularios.</text:span></text:p>
          </table:table-cell>
        </table:table-row>
        <table:table-row>
          <table:table-cell table:style-name="Table13.A2" office:value-type="string">
            <text:p text:style-name="P116">Excepciones</text:p>
          </table:table-cell>
          <table:table-cell table:style-name="Table13.B5" office:value-type="string">
            <text:p text:style-name="P112"><text:span text:style-name="T40">4. A.</text:span> Si el usuario ingresa mal el correo institucional, se le muestra un mensaje de error al mismo, <text:span text:style-name="T108">repite </text:span>el paso 2 <text:span text:style-name="T108">y luego continúa con el paso 4 del caso de uso</text:span>.</text:p>
          </table:table-cell>
        </table:table-row>
      </table:table>
      <text:p text:style-name="P56"/>
      <text:p text:style-name="P67"><text:span text:style-name="T100">Eliminar creador de formularios </text:span>(CU0<text:span text:style-name="T96">9</text:span>)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2"><text:span text:style-name="T32">Actor:</text:span><text:span text:style-name="T25"> </text:span><text:span text:style-name="T26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4">Descripción</text:p>
          </table:table-cell>
          <table:table-cell table:style-name="Table14.B3" office:value-type="string">
            <text:p text:style-name="P89">En este caso de uso el administrador podrá eliminar a diferentes usuarios para que ya no puedan crear formularios en el sistema.</text:p>
          </table:table-cell>
        </table:table-row>
        <table:table-row>
          <table:table-cell table:style-name="Table14.A2" office:value-type="string">
            <text:p text:style-name="P24">Flujo principal</text:p>
          </table:table-cell>
          <table:table-cell table:style-name="Table14.B3" office:value-type="string">
            <text:p text:style-name="P74"><text:span text:style-name="T41">1.</text:span><text:span text:style-name="T38"> El usuario presiona el botón para eliminar a un gestor de formularios existente del sistema</text:span><text:span text:style-name="T69">.</text:span></text:p>
            <text:p text:style-name="P77"><text:span text:style-name="T43">2.</text:span><text:span text:style-name="T69"> </text:span><text:span text:style-name="T65">El usuario </text:span><text:span text:style-name="T81">presiona el botón para eliminar a un creador de formularios.</text:span></text:p>
            <text:p text:style-name="P77"><text:span text:style-name="T40">3.</text:span><text:span text:style-name="T65"> Se le muestra un </text:span><text:span text:style-name="T81">dialogo</text:span><text:span text:style-name="T65"> de confirmación con los datos de la persona registrada con el correo </text:span><text:soft-page-break/><text:span text:style-name="T65">institucional indicado al usuario.</text:span></text:p>
            <text:p text:style-name="P77"><text:span text:style-name="T40">4.</text:span><text:span text:style-name="T65"> El usuario presiona el botón </text:span><text:span text:style-name="T81">para confirmar la eliminación</text:span><text:span text:style-name="T65">. Si elige cancelar la operación, se continúa con el </text:span><text:span text:style-name="T28">subflujo 1</text:span><text:span text:style-name="T65">.</text:span></text:p>
            <text:p text:style-name="P134"><text:span text:style-name="T54">5</text:span><text:span text:style-name="T40">.</text:span><text:span text:style-name="T65"> </text:span><text:span text:style-name="T85">El sistema muestra un mensaje de éxito en el proceso de</text:span><text:span text:style-name="T88"> eliminación</text:span><text:span text:style-name="T85"> del creador de formularios.</text:span></text:p>
          </table:table-cell>
        </table:table-row>
        <table:table-row>
          <table:table-cell table:style-name="Table14.A2" office:value-type="string">
            <text:p text:style-name="P24">Subflujo 1</text:p>
          </table:table-cell>
          <table:table-cell table:style-name="Table14.B4" office:value-type="string">
            <text:p text:style-name="P17"><text:span text:style-name="T52">1</text:span><text:span text:style-name="T41">.</text:span><text:span text:style-name="T38"> Se cancela la operación y se vuelve a la pantalla de gestión de creadores de formularios.</text:span></text:p>
          </table:table-cell>
        </table:table-row>
      </table:table>
      <text:p text:style-name="P56"/>
      <text:p text:style-name="P67"><text:span text:style-name="T107">Modificar creador de formularios </text:span>(CU1<text:span text:style-name="T96">0</text:span>)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32"><text:span text:style-name="T32">Actor:</text:span><text:span text:style-name="T25"> </text:span><text:span text:style-name="T26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4">Descripción</text:p>
          </table:table-cell>
          <table:table-cell table:style-name="Table15.B2" office:value-type="string">
            <text:p text:style-name="P105"><text:span text:style-name="T98">En este caso de uso el administrador podrá modificar los diferentes datos que tiene asociados un creador de formularios.</text:span></text:p>
          </table:table-cell>
        </table:table-row>
        <table:table-row>
          <table:table-cell table:style-name="Table15.A2" office:value-type="string">
            <text:p text:style-name="P24">Flujo principal</text:p>
          </table:table-cell>
          <table:table-cell table:style-name="Table15.B3" office:value-type="string">
            <text:p text:style-name="P74"><text:span text:style-name="T41">1.</text:span><text:span text:style-name="T38"> En la tabla que lista a los creadores de formularios, el usuario presiona el botón para modificar los datos del creador</text:span><text:span text:style-name="T69">.</text:span></text:p>
            <text:p text:style-name="P124"><text:span text:style-name="T53">2</text:span><text:span text:style-name="T41">.</text:span><text:span text:style-name="T82"> </text:span><text:span text:style-name="T83">El usuario modifica los datos que desea modificar (nombre, correo institucional, cantidad limite de creación de formularios y libertad </text:span><text:span text:style-name="T84">de publicación</text:span><text:span text:style-name="T83">).</text:span></text:p>
            <text:p text:style-name="P133"><text:span text:style-name="T40">4.</text:span><text:span text:style-name="T65"> El usuario presiona el botón </text:span><text:span text:style-name="T79">para </text:span><text:span text:style-name="T86">guardar</text:span><text:span text:style-name="T80"> los datos que escribió.</text:span></text:p>
            <text:p text:style-name="P133"><text:span text:style-name="T50">5</text:span><text:span text:style-name="T40">.</text:span><text:span text:style-name="T65"> Se le muestra un </text:span><text:span text:style-name="T80">diálogo </text:span><text:span text:style-name="T65">de confirmación con los datos de la persona registrada.</text:span></text:p>
            <text:p text:style-name="P133"><text:span text:style-name="T51">6</text:span><text:span text:style-name="T40">.</text:span><text:span text:style-name="T65"> El usuario presiona el botón </text:span><text:span text:style-name="T79">para </text:span><text:span text:style-name="T86">confirmar la modificación del </text:span><text:span text:style-name="T79">creador</text:span><text:span text:style-name="T65">. Si elige cancelar la operación, se continúa con el </text:span><text:span text:style-name="T28">subflujo 1</text:span><text:span text:style-name="T65">.</text:span></text:p>
            <text:p text:style-name="P141"><text:span text:style-name="T61">7.</text:span><text:span text:style-name="T85"> El sistema muestra un mensaje de éxito en el proceso de </text:span><text:span text:style-name="T86">modificación</text:span><text:span text:style-name="T85"> del creador de formularios.</text:span></text:p>
          </table:table-cell>
        </table:table-row>
        <text:soft-page-break/>
        <table:table-row>
          <table:table-cell table:style-name="Table15.A2" office:value-type="string">
            <text:p text:style-name="P115">Subflujo 1</text:p>
          </table:table-cell>
          <table:table-cell table:style-name="Table15.B4" office:value-type="string">
            <text:p text:style-name="P17"><text:span text:style-name="T52">1</text:span><text:span text:style-name="T41">.</text:span><text:span text:style-name="T38"> Se cancela la operación y se vuelve a la pantalla de gestión de creadores de formularios.</text:span></text:p>
          </table:table-cell>
        </table:table-row>
      </table:table>
      <text:p text:style-name="P56"/>
      <text:p text:style-name="P67"><text:span text:style-name="T101">Generar informes </text:span>(CU1<text:span text:style-name="T96">1</text:span>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32"><text:span text:style-name="T32">Actor:</text:span><text:span text:style-name="T25"> </text:span><text:span text:style-name="T26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4">Descripción</text:p>
          </table:table-cell>
          <table:table-cell table:style-name="Table16.B2" office:value-type="string">
            <text:p text:style-name="P90">En este caso de uso el administrador podrá generar informes sobre diferentes aspectos del sistema.</text:p>
          </table:table-cell>
        </table:table-row>
        <table:table-row>
          <table:table-cell table:style-name="Table16.A2" office:value-type="string">
            <text:p text:style-name="P24">Flujo principal</text:p>
          </table:table-cell>
          <table:table-cell table:style-name="Table16.B3" office:value-type="string">
            <text:p text:style-name="P74"><text:span text:style-name="T41">1.</text:span><text:span text:style-name="T38"> </text:span><text:span text:style-name="T73">El usuario selecciona de qué desea generar un informe.</text:span></text:p>
            <text:p text:style-name="P78"><text:span text:style-name="T40">2.</text:span><text:span text:style-name="T65"> El usuario presiona el botón “Generar informe”.</text:span></text:p>
            <text:p text:style-name="P78"><text:span text:style-name="T40">3.</text:span><text:span text:style-name="T65"> El informe se genera de acuerdo a la demanda del usuario y se muestra en pantalla.</text:span></text:p>
          </table:table-cell>
        </table:table-row>
      </table:table>
      <text:p text:style-name="P56"/>
      <text:p text:style-name="P67"><text:span text:style-name="T102">Iniciar sesión </text:span>(CU1<text:span text:style-name="T96">2</text:span>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32"><text:span text:style-name="T32">Actor:</text:span><text:span text:style-name="T25"> </text:span><text:span text:style-name="T27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4">Descripción</text:p>
          </table:table-cell>
          <table:table-cell table:style-name="Table17.B2" office:value-type="string">
            <text:p text:style-name="P91">En este caso de uso los usuarios no autentificados del sistema van a ingresar al sistema mediante sus correos institucionales.</text:p>
          </table:table-cell>
        </table:table-row>
        <table:table-row>
          <table:table-cell table:style-name="Table17.A2" office:value-type="string">
            <text:p text:style-name="P24">Flujo principal</text:p>
          </table:table-cell>
          <table:table-cell table:style-name="Table17.B3" office:value-type="string">
            <text:p text:style-name="P74"><text:span text:style-name="T41">1.</text:span><text:span text:style-name="T38"> </text:span><text:span text:style-name="T73">El usuario presiona el botón “Iniciar sesión con Google”.</text:span></text:p>
            <text:p text:style-name="P78"><text:span text:style-name="T40">2.</text:span><text:span text:style-name="T65"> Se muestra la página de inicio de sesión al usuario.</text:span></text:p>
            <text:p text:style-name="P78"><text:span text:style-name="T40">3.</text:span><text:span text:style-name="T65"> El usuario ingresa su correo institucional y contraseña.</text:span></text:p>
            <text:p text:style-name="P78"><text:span text:style-name="T40">4.</text:span><text:span text:style-name="T65"> El usuario presiona el botón “Iniciar sesión”.</text:span></text:p>
            <text:p text:style-name="P137"><text:span text:style-name="T47">5.</text:span><text:span text:style-name="T65"> Se continúa en el </text:span><text:span text:style-name="T28">CU13: “Validación”</text:span><text:span text:style-name="T65">.</text:span></text:p>
          </table:table-cell>
        </table:table-row>
      </table:table>
      <text:p text:style-name="P56"/>
      <text:p text:style-name="P67"><text:span text:style-name="T103">Validación </text:span>(CU1<text:span text:style-name="T96">3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31"><text:span text:style-name="T36">Actor:</text:span> <text:span text:style-name="T27">N/A</text:span></text:p>
          </table:table-cell>
          <table:covered-table-cell/>
        </table:table-row>
        <text:soft-page-break/>
        <table:table-row>
          <table:table-cell table:style-name="Table18.A2" office:value-type="string">
            <text:p text:style-name="P24">Descripción</text:p>
          </table:table-cell>
          <table:table-cell table:style-name="Table18.B2" office:value-type="string">
            <text:p text:style-name="P93">En este caso de uso se validarán los datos ingresados para el inicio de sesión, y se verificará que permisos tiene el usuario.</text:p>
          </table:table-cell>
        </table:table-row>
        <table:table-row>
          <table:table-cell table:style-name="Table18.A2" office:value-type="string">
            <text:p text:style-name="P24">Flujo principal</text:p>
          </table:table-cell>
          <table:table-cell table:style-name="Table18.B3" office:value-type="string">
            <text:p text:style-name="P126"><text:span text:style-name="T41">1.</text:span><text:span text:style-name="T38"> </text:span><text:span text:style-name="T89">El sistema </text:span><text:span text:style-name="T90">verifica que la contraseña sea correcta de acuerdo al correo ingresado en el caso de uso: “Iniciar sesión”.</text:span></text:p>
            <text:p text:style-name="P125"><text:span text:style-name="T55">2</text:span><text:span text:style-name="T41">.</text:span><text:span text:style-name="T82"> </text:span><text:span text:style-name="T89">E</text:span><text:span text:style-name="T90">l sistema verifica el o los roles correspondientes a el usuario que se esta validando.</text:span></text:p>
            <text:p text:style-name="P125"><text:span text:style-name="T55">3</text:span><text:span text:style-name="T41">.</text:span><text:span text:style-name="T82"> </text:span><text:span text:style-name="T90">El sistema muestra una vista de acuerdo al rol identificado.</text:span></text:p>
          </table:table-cell>
        </table:table-row>
        <table:table-row>
          <table:table-cell table:style-name="Table18.A2" office:value-type="string">
            <text:p text:style-name="P117">Excepciones</text:p>
          </table:table-cell>
          <table:table-cell table:style-name="Table18.B4" office:value-type="string">
            <text:p text:style-name="P111"><text:span text:style-name="T56">1</text:span><text:span text:style-name="T42">. A</text:span><text:span text:style-name="T41">.</text:span><text:span text:style-name="T38"> Si el usuario ingresó mal sus datos (correo institucional o contraseña), se mostrará un mensaje de error al mismo y se restablecerán los campos.</text:span></text:p>
            <text:p text:style-name="P136"><text:span text:style-name="T56">1</text:span><text:span text:style-name="T40">. B.</text:span> Si el usuario ingresa con una cuenta de Google que no corresponde a un correo institucional de la UARG, se rechazará el inicio de sesión, se mostrará un mensaje de error notificando al usuario de la situación y se restablecerán los campos.</text:p>
          </table:table-cell>
        </table:table-row>
      </table:table>
      <text:p text:style-name="P56"/>
      <text:p text:style-name="P68"><text:span text:style-name="T104">Buscar entre formularios creados </text:span>(CU1<text:span text:style-name="T102">4</text:span>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32"><text:span text:style-name="T36">Actor:</text:span> <text:span text:style-name="T27">Gestor de formularios</text:span></text:p>
          </table:table-cell>
          <table:covered-table-cell/>
        </table:table-row>
        <table:table-row>
          <table:table-cell table:style-name="Table19.A2" office:value-type="string">
            <text:p text:style-name="P25">Descripción</text:p>
          </table:table-cell>
          <table:table-cell table:style-name="Table19.B3" office:value-type="string">
            <text:p text:style-name="P94">Mediante este caso de uso el gestor de formularios podrá buscar entre los formularios que gestione.</text:p>
          </table:table-cell>
        </table:table-row>
        <table:table-row>
          <table:table-cell table:style-name="Table19.A2" office:value-type="string">
            <text:p text:style-name="P20">Flujo principal</text:p>
          </table:table-cell>
          <table:table-cell table:style-name="Table19.B3" office:value-type="string">
            <text:p text:style-name="P72"><text:span text:style-name="T41">1.</text:span><text:span text:style-name="T38"> </text:span>El usuario ingresa el nombre del formulario que desea encontrar y presiona el botón para realizar la búsqueda.</text:p>
            <text:p text:style-name="P72"><text:span text:style-name="T41">2.</text:span><text:span text:style-name="T38"> </text:span>Se le muestran los resultados de la búsqueda al usuario. Si no se encuentran resultados, se <text:soft-page-break/>continúa con el <text:span text:style-name="T22">subflujo 1</text:span>.</text:p>
          </table:table-cell>
        </table:table-row>
        <table:table-row>
          <table:table-cell table:style-name="Table19.A2" office:value-type="string">
            <text:p text:style-name="P20">Subflujo 1</text:p>
          </table:table-cell>
          <table:table-cell table:style-name="Table19.B4" office:value-type="string">
            <text:p text:style-name="P13"><text:span text:style-name="T41">1.</text:span><text:span text:style-name="T38"> </text:span>Al no encontrarse ningún resultado, se le muestra al usuario un diálogo indicando dicha situación y se vuelven a mostrar todos los formularios <text:span text:style-name="T104">que estén bajo su control</text:span>.</text:p>
          </table:table-cell>
        </table:table-row>
        <table:table-row>
          <table:table-cell table:style-name="Table19.A2" office:value-type="string">
            <text:p text:style-name="P20">Excepciones</text:p>
          </table:table-cell>
          <table:table-cell table:style-name="Table19.B5" office:value-type="string">
            <text:p text:style-name="P13"><text:span text:style-name="T41">1. </text:span><text:span text:style-name="T40">A.</text:span> Si el usuario ingresa <text:span text:style-name="T37">una combinación de </text:span>caracteres <text:span text:style-name="T37">no permitida (\n, \0, \%, \t </text:span><text:span text:style-name="T24">[…]</text:span><text:span text:style-name="T37">) </text:span>en el cuadro de búsqueda la operación no se efectúa.</text:p>
          </table:table-cell>
        </table:table-row>
      </table:table>
      <text:p text:style-name="P57"/>
      <text:p text:style-name="P40"><text:span text:style-name="T8">Diagrama</text:span><text:span text:style-name="T9">s</text:span></text:p>
      <text:p text:style-name="P61">Diagramas de casos de uso</text:p>
      <text:p text:style-name="P42">Acá va el contenido.</text:p>
      <text:p text:style-name="P42"/>
      <text:p text:style-name="P61">Diagrama de paquetes</text:p>
      <text:p text:style-name="P43">Acá va el contenido.</text:p>
      <text:p text:style-name="P50"/>
      <text:p text:style-name="P61">Diagrama de componentes</text:p>
      <text:p text:style-name="P43">Acá va el contenido.</text:p>
      <text:p text:style-name="P50"/>
      <text:p text:style-name="P61">Diagrama de clases</text:p>
      <text:p text:style-name="P43">Acá va el contenido.</text:p>
      <text:p text:style-name="P50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6</text:page-number><text:s/>DE <text:page-count>16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6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7"><draw:image xlink:href="Pictures/100002010000003700000040C2441B899FFDC76B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9"><draw:image xlink:href="Pictures/1000020100000037000000408D35C2E06924115B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03T12:27:01.943602459</dc:date>
    <meta:editing-duration>PT12H46M7S</meta:editing-duration>
    <meta:editing-cycles>98</meta:editing-cycles>
    <meta:generator>LibreOffice/5.4.1.2$Linux_X86_64 LibreOffice_project/ea7cb86e6eeb2bf3a5af73a8f7777ac570321527</meta:generator>
    <meta:document-statistic meta:table-count="19" meta:image-count="3" meta:object-count="0" meta:page-count="16" meta:paragraph-count="252" meta:word-count="2334" meta:character-count="14168" meta:non-whitespace-character-count="12101"/>
  </office:meta>
</office:document-meta>
</file>